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/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/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0"/>
        <table:table-column table:style-name="co1" table:number-columns-repeated="13" table:default-cell-style-name="ce37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29" table:number-columns-repeated="3"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(x_size – 1) – y + x</text:p>
          </table:table-cell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11"/>
          <table:table-cell table:number-columns-repeated="3"/>
        </table:table-row>
        <table:table-row table:style-name="ro1" table:number-rows-repeated="3">
          <table:table-cell table:style-name="Default" table:number-columns-repeated="15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a</text:p>
          </table:table-cell>
          <table:table-cell table:number-columns-repeated="2" table:style-name="ce30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  <calcext:conditional-formats>
          <calcext:conditional-format calcext:target-range-address="Sheet1.C12:Sheet1.O24">
            <calcext:color-scale>
              <calcext:color-scale-entry calcext:value="0" calcext:type="minimum" calcext:color="#f10d0c"/>
              <calcext:color-scale-entry calcext:value="50" calcext:type="percentile" calcext:color="#3465a4"/>
              <calcext:color-scale-entry calcext:value="0" calcext:type="maximum" calcext:color="#5eb91e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5:14:12.842064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5:14:16.386731073</meta:creation-date>
    <meta:editing-duration>PT35S</meta:editing-duration>
    <meta:editing-cycles>2</meta:editing-cycles>
    <meta:generator>LibreOffice/6.4.6.2$Linux_X86_64 LibreOffice_project/40$Build-2</meta:generator>
    <dc:date>2021-04-18T15:14:48.537542582</dc:date>
    <meta:document-statistic meta:table-count="1" meta:cell-count="272" meta:object-count="0"/>
  </office:meta>
</office:document-meta>
</file>